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style:font-name="Ubuntu" fo:font-size="12pt" officeooo:rsid="000c2dc6" officeooo:paragraph-rsid="000c2dc6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<text:tab/>1. Create Save in toolbar</text:p>
      <text:p text:style-name="P1">2. Make table editable and saveable</text:p>
      <text:p text:style-name="P1">3. Allow user to add and remove entries from the table</text:p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1" style:font-family-asian="'Droid Sans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dc:date>2014-09-11T21:12:27.970946768</dc:date>
    <meta:editing-duration>P0D</meta:editing-duration>
    <meta:editing-cycles>1</meta:editing-cycles>
    <meta:document-statistic meta:table-count="0" meta:image-count="0" meta:object-count="0" meta:page-count="1" meta:paragraph-count="4" meta:word-count="22" meta:character-count="116" meta:non-whitespace-character-count="95"/>
  </office:meta>
</office:document-meta>
</file>